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Times" svg:font-family="Times"/>
    <style:font-face style:name="Times New Roman" svg:font-family="Times New Roman"/>
  </office:font-face-decls>
  <office:automatic-styles>
    <style:style style:name="P1" style:family="paragraph" style:parent-style-name="Standard">
      <style:paragraph-properties fo:margin-top="0.1667in" fo:text-align="end" fo:line-height="0.1667in"/>
      <style:text-properties style:font-name="Arial" fo:font-size="20.0pt"/>
    </style:style>
    <style:style style:name="P2" style:family="paragraph" style:parent-style-name="Standard">
      <style:paragraph-properties fo:margin-top="0.1667in" fo:margin-bottom="0.5000in" fo:text-align="end" fo:line-height="0.1667in"/>
      <style:text-properties style:font-name="Arial" fo:font-size="32.0pt"/>
    </style:style>
    <style:style style:name="P3" style:family="paragraph" style:parent-style-name="Standard">
      <style:paragraph-properties fo:margin-bottom="0.2778in" fo:text-align="end" fo:line-height="0.1667in"/>
      <style:text-properties style:font-name="Arial" fo:font-size="20.0pt"/>
    </style:style>
    <style:style style:name="P4" style:family="paragraph" style:parent-style-name="Standard">
      <style:paragraph-properties fo:margin-top="0.1667in" fo:margin-bottom="0.5000in" fo:text-align="end" fo:line-height="0.1667in"/>
      <style:text-properties style:font-name="Arial" fo:font-size="14.0pt"/>
    </style:style>
    <style:style style:name="P5" style:family="paragraph" style:parent-style-name="Standard">
      <style:paragraph-properties fo:margin-top="0.3333in" fo:margin-bottom="0.1667in" fo:line-height="0.1667in"/>
      <style:text-properties style:font-name="Times" fo:font-size="18.0pt"/>
    </style:style>
    <style:style style:name="P6" style:family="paragraph" style:parent-style-name="Standard">
      <style:paragraph-properties fo:margin-top="0.1944in" fo:margin-bottom="0.1944in" fo:line-height="0.1667in"/>
      <style:text-properties style:font-name="Times" fo:font-size="14.0pt"/>
    </style:style>
    <style:style style:name="P7" style:family="paragraph" style:parent-style-name="Standard">
      <style:paragraph-properties fo:line-height="0.1667in"/>
      <style:text-properties style:font-name="Arial" fo:font-size="11.0pt"/>
    </style:style>
    <style:style style:name="P8" style:family="paragraph" style:parent-style-name="Standard">
      <style:paragraph-properties fo:margin-left="0.5000in" fo:text-indent="-0.5000in" fo:line-height="0.1667in">
        <style:tab-stops>
          <style:tab-stop style:position="0.1528in"/>
          <style:tab-stop style:position="0.5000in"/>
        </style:tab-stops>
      </style:paragraph-properties>
      <style:text-properties style:font-name="Arial" fo:font-size="11.0pt"/>
    </style:style>
    <style:style style:name="P9" style:family="paragraph" style:parent-style-name="Standard">
      <style:paragraph-properties fo:margin-left="0.5000in" fo:text-indent="-0.5000in" fo:line-height="0.1667in">
        <style:tab-stops>
          <style:tab-stop style:position="0.1528in"/>
          <style:tab-stop style:position="0.5000in"/>
        </style:tab-stops>
      </style:paragraph-properties>
      <style:text-properties style:font-name="Arial" fo:font-size="11.0pt" fo:color="#ff1e0c"/>
    </style:style>
    <style:style style:name="P10" style:family="paragraph" style:parent-style-name="Standard">
      <style:paragraph-properties fo:line-height="0.1667in">
        <style:tab-stops>
          <style:tab-stop style:position="0.3889in"/>
        </style:tab-stops>
      </style:paragraph-properties>
      <style:text-properties style:font-name="Times" fo:font-size="14.0pt"/>
    </style:style>
    <style:style style:name="P11" style:family="paragraph" style:parent-style-name="Standard">
      <style:paragraph-properties fo:margin-left="0.5000in" fo:text-indent="-0.5000in" fo:line-height="0.1667in">
        <style:tab-stops>
          <style:tab-stop style:position="0.1528in"/>
          <style:tab-stop style:position="0.5000in"/>
        </style:tab-stops>
      </style:paragraph-properties>
      <style:text-properties style:font-name="Times" fo:font-size="14.0pt"/>
    </style:style>
    <style:style style:name="P12" style:family="paragraph" style:parent-style-name="Standard">
      <style:paragraph-properties fo:margin-top="0.0833in" fo:margin-bottom="0.0833in" fo:margin-left="0.4403in" fo:line-height="0.1667in"/>
      <style:text-properties style:font-name="Times" fo:font-size="12.0pt"/>
    </style:style>
    <style:style style:name="P13" style:family="paragraph" style:parent-style-name="Standard">
      <style:paragraph-properties fo:margin-left="0.9375in" fo:line-height="0.1528in"/>
      <style:text-properties style:font-name="Arial" fo:font-size="11.0pt"/>
    </style:style>
    <style:style style:name="P14" style:family="paragraph" style:parent-style-name="Standard">
      <style:paragraph-properties fo:margin-left="1.6306in" fo:text-indent="-0.6903in" fo:line-height="0.1667in"/>
      <style:text-properties style:font-name="Times New Roman" fo:font-size="12.0pt"/>
    </style:style>
    <style:style style:name="P15" style:family="paragraph" style:parent-style-name="Standard">
      <style:paragraph-properties fo:margin-left="1.6306in" fo:text-indent="-0.6903in" fo:line-height="0.1667in"/>
      <style:text-properties style:font-name="Times New Roman" fo:font-size="12.0pt" fo:color="#ff1e0c"/>
    </style:style>
    <style:style style:name="P16" style:family="paragraph" style:parent-style-name="Standard">
      <style:paragraph-properties fo:margin-left="1.6306in" fo:text-indent="-1.6306in" fo:line-height="0.1667in"/>
      <style:text-properties style:font-name="Times New Roman" fo:font-size="12.0pt"/>
    </style:style>
    <style:style style:name="P17" style:family="paragraph" style:parent-style-name="Standard">
      <style:paragraph-properties fo:margin-top="0.1944in" fo:margin-bottom="0.1944in" fo:line-height="0.1667in"/>
      <style:text-properties style:font-name="Times" fo:font-size="14.0pt" fo:color="#ff1e0c"/>
    </style:style>
    <style:style style:name="P18" style:family="paragraph" style:parent-style-name="Standard">
      <style:paragraph-properties fo:margin-top="0.0833in" fo:margin-bottom="0.0833in" fo:margin-left="0.4403in" fo:line-height="0.1667in"/>
      <style:text-properties style:font-name="Times" fo:font-size="12.0pt" fo:color="#ff1e0c"/>
    </style:style>
    <style:style style:name="P19" style:family="paragraph" style:parent-style-name="Standard">
      <style:paragraph-properties fo:margin-left="0.9375in" fo:line-height="0.1528in"/>
      <style:text-properties style:font-name="Arial" fo:font-size="11.0pt" fo:color="#ff1e0c"/>
    </style:style>
    <style:style style:name="P20" style:family="paragraph" style:parent-style-name="Standard">
      <style:paragraph-properties fo:margin-top="0.0833in" fo:margin-bottom="0.1667in" fo:line-height="0.1667in"/>
      <style:text-properties style:font-name="Times" fo:font-size="18.0pt"/>
    </style:style>
    <style:style style:name="T1" style:family="text">
      <style:text-properties fo:font-weight="bold" fo:font-weight-asian="bold" fo:font-weight-complex="bold"/>
    </style:style>
    <style:style style:name="T2" style:family="text">
      <style:text-properties fo:font-weight="bold" fo:font-weight-asian="bold" fo:font-weight-complex="bold" fo:color="#800000"/>
    </style:style>
    <style:style style:name="T3" style:family="text">
      <style:text-properties fo:font-style="italic" fo:font-style-asian="italic" fo:font-style-complex="italic"/>
    </style:style>
    <style:style style:name="T4" style:family="text">
      <style:text-properties fo:font-style="italic" fo:font-style-asian="italic" fo:font-style-complex="italic" fo:color="#ff0000"/>
    </style:style>
    <style:style style:name="T5" style:family="text">
      <style:text-properties fo:font-style="italic" fo:font-style-asian="italic" fo:font-style-complex="italic" fo:font-weight="bold" fo:font-weight-asian="bold" fo:font-weight-complex="bold"/>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office:automatic-styles>
  <office:body>
    <office:text>
      <text:p text:style-name="P1"/>
      <text:p text:style-name="P2"><text:span text:style-name="T1">Software Requirements Specification</text:span></text:p>
      <text:p text:style-name="P3"><text:span text:style-name="T1">for</text:span></text:p>
      <text:p text:style-name="P2"><text:span text:style-name="T1">Bib Tech</text:span></text:p>
      <text:p text:style-name="P4"><text:span text:style-name="T1">Version 1.0</text:span></text:p>
      <text:p text:style-name="P4"><text:span text:style-name="T1">Prepared by Group </text:span><text:span text:style-name="T2">GROUP</text:span></text:p>
      <text:p text:style-name="P5"><text:span text:style-name="T1">Introduction</text:span></text:p>
      <text:p text:style-name="P6"><text:span text:style-name="T1">Purpose </text:span></text:p>
      <text:p text:style-name="P7"><text:span text:style-name="T3">The </text:span><text:span text:style-name="T4">Bib Tech</text:span><text:span text:style-name="T3"><text:s/>reference management software is intended to facilitate use of bibtex-lite references in research papers. <text:s/>This software will provide the means for researchers, including students, to organize and manage their bibtex-lite citations and to help them integrate their citations with their research papers.</text:span></text:p>
      <text:p text:style-name="P6"><text:span text:style-name="T1">Intended Audience and Reading Suggestions</text:span></text:p>
      <text:p text:style-name="P7"><text:span text:style-name="T3">This document was developed both as a guideline for student developers, and also as a reference for researchers seeking assistance with managing their bibtex-lite references.</text:span></text:p>
      <text:p text:style-name="P6"><text:span text:style-name="T1">Project Scope</text:span></text:p>
      <text:p text:style-name="P7"><text:span text:style-name="T3">The goal of this application is to make management of bibtex-lite citations more simple when developing a research paper, and to provide the researcher with a means of organizing notes and annotations of their bibliography. <text:s/>The application will allow categorization of citations, including sub-categories. <text:s/>It will be able to read bibtex-lite format citations and also write bibtex-lite files, and provide some compatibility between alternative formats and bibtex-lite. <text:s/>It will help the user manage their annotations of their bibliography, and help them organize citations and create limited bibliographies for specific papers. <text:s/></text:span></text:p>
      <text:p text:style-name="P5"><text:span text:style-name="T1">Overall Description</text:span></text:p>
      <text:p text:style-name="P6"><text:span text:style-name="T1">Product Perspective</text:span></text:p>
      <text:p text:style-name="P7"><text:span text:style-name="T3">This software product is being developed by students of the Object-Oriented Software Development course at DePauw University and is intended for use by student researchers or anyone wanting assistance with the management of their bibtex-lite references. <text:s/>The goal of this project is to develop a feature-rich application which will serve as a functioning prototype for a more comprehensive application which could be developed from extending the codebase. <text:s/></text:span></text:p>
      <text:p text:style-name="P6"><text:span text:style-name="T1">Product Features</text:span></text:p>
      <text:p text:style-name="P7"><text:span text:style-name="T3">The main features of this product are:</text:span></text:p>
      <text:list text:style-name="L1">
        <text:list-item>
          <text:p text:style-name="P8"><text:span text:style-name="T3">reading / writing bibtex-lite files and providing some compatibility with other formats</text:span></text:p>
        </text:list-item>
        <text:list-item>
          <text:p text:style-name="P8"><text:span text:style-name="T3">organizing, categorizing, and annotating citations</text:span></text:p>
        </text:list-item>
        <text:list-item>
          <text:p text:style-name="P8"><text:span text:style-name="T3">browsing, editing, and developing new citation</text:span></text:p>
        </text:list-item>
        <text:list-item>
          <text:p text:style-name="P9"><text:span text:style-name="T5">storing original work for future sources</text:span></text:p>
        </text:list-item>
      </text:list>
      <text:p text:style-name="P10"/>
      <text:list text:style-name="L1">
        <text:list-item>
          <text:p text:style-name="P11"><text:span text:style-name="T1">User Classes and Characteristics</text:span></text:p>
        </text:list-item>
      </text:list>
      <text:p text:style-name="P7"><text:span text:style-name="T3">The only users intended for this application are researchers, which may include students. <text:s/>The area of research is unimportant, but the use of bibtex-lite references means the user is more likely a researcher in computer science, mathematics, or a related field.</text:span></text:p>
      <text:p text:style-name="P6"><text:span text:style-name="T1">Operating Environment</text:span></text:p>
      <text:p text:style-name="P7"><text:span text:style-name="T3">This application is designed to work with a Java Virtual Machine in a desktop environment. <text:s/>Users of this application are expected to be running either a Windows, MacOS, or Linux desktop operating system. <text:s/></text:span></text:p>
      <text:p text:style-name="P6"><text:span text:style-name="T1">Design and Implementation Constraints</text:span></text:p>
      <text:p text:style-name="P7"><text:span text:style-name="T3">This application will use the filesystem as a means of saving citation data and configuration data. <text:s/>One or more files will be created and maintained by the application to track the state of the bibliography. <text:s/>A graphical user interface will be provided for the user to interact with the system.</text:span></text:p>
      <text:p text:style-name="P6"><text:span text:style-name="T1">User Documentation</text:span></text:p>
      <text:p text:style-name="P7"><text:span text:style-name="T3">A programmer's guide to working with the software components developed as part of this application will be provided for those who wish to continue development on this application. <text:s/>Additionally, a user's guide will be provided for those who wish to use this application to assist in their research.</text:span></text:p>
      <text:p text:style-name="P5"><text:span text:style-name="T1">System Features</text:span></text:p>
      <text:p text:style-name="P7"><text:span text:style-name="T3">The following features, with their associated requirements, will be implemented in the final revision of this software system:</text:span></text:p>
      <text:p text:style-name="P6"><text:span text:style-name="T1">Reading and Writing Citations</text:span></text:p>
      <text:p text:style-name="P12">3.1.1<text:tab/>Description and Priority</text:p>
      <text:p text:style-name="P13"><text:span text:style-name="T3">A user can load and save citations in bibtex-lite, and can convert to and from another format.</text:span></text:p>
      <text:p text:style-name="P12">3.1.2<text:tab/>Functional Requirements</text:p>
      <text:p text:style-name="P14">REQ-1:<text:tab/>A general citation representation must exist which can generally represent bibtex-lite citations.</text:p>
      <text:p text:style-name="P14">REQ-2:<text:tab/>citations formatted as bibtex-lite files should be importable into the application</text:p>
      <text:p text:style-name="P14">REQ-3:<text:tab/>The application must be able to write bibtex-lite formatted files. <text:s/></text:p>
      <text:p text:style-name="P6"><text:span text:style-name="T1">Annotating the Bibliography</text:span></text:p>
      <text:p text:style-name="P12">3.2.1<text:tab/>Description and Priority</text:p>
      <text:p text:style-name="P13"><text:span text:style-name="T3">A user can easily annotate citations with information relevant to their research, and review and record the relevance of a citation.</text:span></text:p>
      <text:p text:style-name="P12">3.2.2<text:tab/>Functional Requirements</text:p>
      <text:p text:style-name="P14">REQ-1:<text:tab/>The system must be able to store a free-form variety of annotations for citations</text:p>
      <text:p text:style-name="P14">REQ-2:<text:tab/>The system must additionally allow annotation by tags</text:p>
      <text:p text:style-name="P14">REQ-3:<text:tab/>The user should be able to save and load annotations from files.</text:p>
      <text:p text:style-name="P6"><text:span text:style-name="T1">Editing the Bibliography</text:span></text:p>
      <text:p text:style-name="P12">3.3.1<text:tab/>Description and Priority</text:p>
      <text:p text:style-name="P13"><text:span text:style-name="T3">A user can manually update the content of a citation, or create a new citation.</text:span></text:p>
      <text:p text:style-name="P12">3.3.2<text:tab/>Functional Requirements</text:p>
      <text:p text:style-name="P14">REQ-1:<text:tab/>The application will provide an interface for creating new citations</text:p>
      <text:p text:style-name="P14">REQ-2:<text:tab/>The application will provide an interface for altering the fields of an existing citation.</text:p>
      <text:p text:style-name="P14">REQ-3: <text:s/>The application will provide an interface for removing existing citations.</text:p>
      <text:p text:style-name="P14">REQ-4:<text:tab/>The user should be able to save and load citations to and from files.</text:p>
      <text:p text:style-name="P14">REQ-5: <text:tab/>Citations should have a robust internal representation, which is extensible and adaptable to many bibtex-lite citation types.</text:p>
      <text:p text:style-name="P6"><text:span text:style-name="T1">Browsing and Organizing the Bibliography</text:span></text:p>
      <text:p text:style-name="P12">3.4.1<text:tab/>Description and Priority</text:p>
      <text:p text:style-name="P13"><text:span text:style-name="T3">A user can easily search or browse their bibliography to find the information they seek.</text:span></text:p>
      <text:p text:style-name="P12">3.4.2<text:tab/>Functional Requirements</text:p>
      <text:p text:style-name="P14">REQ-1:<text:tab/>Citations can be summarized and displayed in a long list for browsing purposes.</text:p>
      <text:p text:style-name="P14">REQ-2: <text:tab/>Citations can be searched by author, tag, keyword, date range, or title, with the results displayed in the REQ-1 browsing format.</text:p>
      <text:p text:style-name="P14">REQ-3: <text:tab/>Displayed citations can be re-ordered by date, author, or title in ascending or descending order.</text:p>
      <text:p text:style-name="P14">REQ-4:<text:tab/>Bibliography files can be generated with a select subset of the entire bibliography.</text:p>
      <text:p text:style-name="P15">REQ-5: If a desired type required by the user has more than one tries, the application will compare the key and display all of them in order. </text:p>
      <text:p text:style-name="P16"/>
      <text:p text:style-name="P14"/>
      <text:p text:style-name="P17"><text:span text:style-name="T1">Storing the Original Work for Future References</text:span></text:p>
      <text:p text:style-name="P18">3.5.1<text:tab/>Description and Priority</text:p>
      <text:p text:style-name="P19"><text:span text:style-name="T3">A user can easily save outside sources(i.e. a snapshot, a pdf file, etc) into the application for future references</text:span></text:p>
      <text:p text:style-name="P18">3.5.2<text:tab/>Functional Requirements</text:p>
      <text:p text:style-name="P15">REQ-1:<text:tab/>A database needs to be set up to store all of the sources. </text:p>
      <text:p text:style-name="P15">REQ-2: <text:tab/>The application would provide an interface for the user to get access to all the saved files. </text:p>
      <text:p text:style-name="P15">REQ-3: <text:tab/>The user should be able to download the saved files in the software to local work station. </text:p>
      <text:p text:style-name="P5"><text:span text:style-name="T1">External Interface Requirements</text:span></text:p>
      <text:p text:style-name="P6"><text:span text:style-name="T1">Hardware Interfaces</text:span></text:p>
      <text:p text:style-name="P7"><text:span text:style-name="T3">The software will run on a desktop or laptop and no additional hardware is needed.</text:span></text:p>
      <text:p text:style-name="P6"><text:span text:style-name="T1">Software Interfaces</text:span></text:p>
      <text:p text:style-name="P7"><text:span text:style-name="T3">Bibtex-lite files produced by this application will be used by the latex typesetting software to generate research papers. <text:s/></text:span></text:p>
      <text:p text:style-name="P5"><text:span text:style-name="T1">Other Nonfunctional Requirements</text:span></text:p>
      <text:p text:style-name="P6"><text:span text:style-name="T1">Performance Requirements</text:span></text:p>
      <text:p text:style-name="P7"><text:span text:style-name="T3">Queries performed over the citation data must consume minimal system resources so as to be accessible in real-time by users of the system. <text:s/>This application is intended to be used interactively, so users should not be expected to wait for the completion of any of the operations provided by the application. <text:s/></text:span></text:p>
      <text:p text:style-name="P6"><text:span text:style-name="T1">Security Requirements</text:span></text:p>
      <text:p text:style-name="P7"><text:span text:style-name="T3">It must be possible for the primary user of the application (the instructor) to keep citation information private. <text:s/>This will be achieved through existing user-based security on the host operating system.</text:span></text:p>
      <text:p text:style-name="P6"><text:span text:style-name="T1">Software Quality Attributes</text:span></text:p>
      <text:p text:style-name="P7"><text:span text:style-name="T3">This application will ship with a suite of tests which insure its proper function, even if third-party updates to the source-code are integrated. <text:s/>Additionally, at run time, this application will verify the correctness of any data files it uses, or of any input provided by the user, and issue appropriate error messages in the cases of unexpected or erroneous input. <text:s/></text:span></text:p>
      <text:p text:style-name="P20"><text:span text:style-name="T1">Appendix B: Analysis Models</text:span></text:p>
      <text:p text:style-name="P7">Each group is expected to update this document to include at least one additional feature and should identify its functional requirements, and any other associated requirements, within this document. <text:s/>Requirements should be concise, complete, unambiguous, verifiable, and important. <text:s/>Functional requirements describe the software capabilities which must be in place to carry out the task of the indicated feature, and should be indicated in section 3, along with a description of the feature. <text:s/>Other requirements address issues such as security or system interoperability that may be indicated by the inclusion of a new feature, and should be indicated in sections 4 and 5. <text:s/>Check the existing bibtex software linked on Moodle for some feature ideas, and remove this appendix from your final revision of your requirements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dc:title>Software Requirements Specification Template</dc:title>
    <meta:initial-creator>Karl Wiegers</meta:initial-creator>
  </office:meta>
</office:document-meta>
</file>